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5.5">
            <text:p>5.5</text:p>
          </table:table-cell>
          <table:table-cell table:number-columns-repeated="8"/>
        </table:table-row>
        <table:table-row table:style-name="ro1">
          <table:table-cell office:value-type="float" office:value="10.5">
            <text:p>10.5</text:p>
          </table:table-cell>
          <table:table-cell table:number-columns-repeated="8"/>
        </table:table-row>
        <table:table-row table:style-name="ro1">
          <table:table-cell office:value-type="float" office:value="13.25">
            <text:p>13.25</text:p>
          </table:table-cell>
          <table:table-cell table:number-columns-repeated="8"/>
        </table:table-row>
        <table:table-row table:style-name="ro1">
          <table:table-cell office:value-type="float" office:value="13.5">
            <text:p>13.5</text:p>
          </table:table-cell>
          <table:table-cell table:number-columns-repeated="3"/>
          <table:table-cell office:value-type="string">
            <text:p>my grades</text:p>
          </table:table-cell>
          <table:table-cell/>
          <table:table-cell office:value-type="string">
            <text:p>standard</text:p>
          </table:table-cell>
          <table:table-cell table:number-columns-repeated="2"/>
        </table:table-row>
        <table:table-row table:style-name="ro1">
          <table:table-cell office:value-type="float" office:value="7.5">
            <text:p>7.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SUM([.A1:.A5])" office:value-type="float" office:value="50.25">
            <text:p>50.2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50/72" office:value-type="float" office:value="0.694444444444444">
            <text:p>0.6944444444</text:p>
          </table:table-cell>
          <table:table-cell table:formula="of:=40*[.C7]" office:value-type="float" office:value="27.7777777777778">
            <text:p>27.7777777778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5:.E9])" office:value-type="float" office:value="5.5">
            <text:p>5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11:.E14])" office:value-type="float" office:value="9.5">
            <text:p>9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?????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5">
            <text:p>1.7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">
            <text:p>1.5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16:.E23])" office:value-type="float" office:value="13.25">
            <text:p>13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5">
            <text:p>2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4.7">
            <text:p>4.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4.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4.11">
            <text:p>4.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25:.E35])" office:value-type="float" office:value="13.5">
            <text:p>13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.1">
            <text:p>5.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string">
            <text:p>peter granted additional .5</text:p>
          </table:table-cell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5.3">
            <text:p>5.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string">
            <text:p>peter said he could reconsider this part because I mentioned they were responsible for decision making. 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37:.E41])" office:value-type="float" office:value="7.5">
            <text:p>7.5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3-11-15T17:48:10</meta:creation-date>
    <dc:date>2013-11-15T18:42:20</dc:date>
    <dc:creator>Samuel </dc:creator>
    <meta:editing-duration>PT3M39S</meta:editing-duration>
    <meta:editing-cycles>2</meta:editing-cycles>
    <meta:generator>LibreOffice/3.5$Linux_X86_64 LibreOffice_project/350m1$Build-2</meta:generator>
    <meta:document-statistic meta:table-count="3" meta:cell-count="119" meta:object-count="0"/>
  </office:meta>
</office:document-meta>
</file>